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BE000001467DD6D639.png" manifest:media-type="image/png"/>
  <manifest:file-entry manifest:full-path="Pictures/1000000100000138000001A839EE562C.png" manifest:media-type="image/png"/>
  <manifest:file-entry manifest:full-path="Pictures/1000000100000136000001B073623156.png" manifest:media-type="image/png"/>
  <manifest:file-entry manifest:full-path="Pictures/1000000100000130000001B8C9066CBA.png" manifest:media-type="image/png"/>
  <manifest:file-entry manifest:full-path="Pictures/10000001000001260000019A367AD4A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75in" fo:margin-right="-0.8118in" fo:text-indent="0in" style:auto-text-indent="false" style:page-number="auto" fo:background-color="transparent"/>
      <style:text-properties officeooo:rsid="00012d69" officeooo:paragraph-rsid="00012d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4335in" svg:y="-0.4453in" svg:width="2.0417in" svg:height="2.8472in" draw:z-index="0"><draw:image xlink:href="Pictures/10000001000001260000019A367AD4A6.png" xlink:type="simple" xlink:show="embed" xlink:actuate="onLoad" draw:mime-type="image/png"/></draw:frame><draw:frame draw:style-name="fr1" draw:name="Image3" text:anchor-type="char" svg:x="3.0516in" svg:y="-0.4201in" svg:width="1.95in" svg:height="2.822in" draw:z-index="1"><draw:image xlink:href="Pictures/1000000100000130000001B8C9066CBA.png" xlink:type="simple" xlink:show="embed" xlink:actuate="onLoad" draw:mime-type="image/png"/></draw:frame><draw:frame draw:style-name="fr1" draw:name="Image4" text:anchor-type="char" svg:x="10.5335in" svg:y="-0.3898in" svg:width="2.1665in" svg:height="2.9445in" draw:z-index="2"><draw:image xlink:href="Pictures/1000000100000138000001A839EE562C.png" xlink:type="simple" xlink:show="embed" xlink:actuate="onLoad" draw:mime-type="image/png"/></draw:frame><draw:frame draw:style-name="fr1" draw:name="Image2" text:anchor-type="char" svg:x="6.5547in" svg:y="-0.3543in" svg:width="2.0161in" svg:height="2.7791in" draw:z-index="6"><draw:image xlink:href="Pictures/1000000100000136000001B0736231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s<draw:frame draw:style-name="fr1" draw:name="Image4 Copy 1" text:anchor-type="char" svg:x="10.9272in" svg:y="1.7098in" svg:width="2.1665in" svg:height="2.9445in" draw:z-index="3" draw:transform="translate (-12.0104330708661in -3.18208661417323in) rotate (4.71238898038469) translate (12.0104330708661in 3.18208661417323in)"><draw:image xlink:href="Pictures/1000000100000138000001A839EE562C.png" xlink:type="simple" xlink:show="embed" xlink:actuate="onLoad" draw:mime-type="image/png"/></draw:frame><draw:frame draw:style-name="fr1" draw:name="Image3 Copy 1" text:anchor-type="char" svg:x="3.4453in" svg:y="1.6193in" svg:width="1.95in" svg:height="2.822in" draw:z-index="4" draw:transform="translate (-4.42027559055118in -3.03031496062992in) rotate (4.71238898038469) translate (4.42027559055118in 3.03031496062992in)"><draw:image xlink:href="Pictures/1000000100000130000001B8C9066CBA.png" xlink:type="simple" xlink:show="embed" xlink:actuate="onLoad" draw:mime-type="image/png"/></draw:frame><draw:frame draw:style-name="fr1" draw:name="Image1 Copy 1" text:anchor-type="char" svg:x="0in" svg:y="1.5945in" svg:width="2.0417in" svg:height="2.8472in" draw:z-index="5" draw:transform="translate (-1.02086614173228in -3.01811023622047in) rotate (4.71238898038469) translate (1.02086614173228in 3.01811023622047in)"><draw:image xlink:href="Pictures/10000001000001260000019A367AD4A6.png" xlink:type="simple" xlink:show="embed" xlink:actuate="onLoad" draw:mime-type="image/png"/></draw:frame><draw:frame draw:style-name="fr1" draw:name="Image5" text:anchor-type="char" svg:x="6.4764in" svg:y="1.9689in" svg:width="2.9484in" svg:height="2.1043in" draw:z-index="7"><draw:image xlink:href="Pictures/10000001000001BE000001467DD6D6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5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4T16:43:13.272646685</meta:creation-date>
    <dc:date>2026-01-04T22:47:06.776005131</dc:date>
    <meta:editing-duration>PT5H24M4S</meta:editing-duration>
    <meta:editing-cycles>1</meta:editing-cycles>
    <meta:document-statistic meta:table-count="0" meta:image-count="8" meta:object-count="0" meta:page-count="1" meta:paragraph-count="1" meta:word-count="1" meta:character-count="1" meta:non-whitespace-character-count="1"/>
    <meta:generator>LibreOffice/24.8.2.1$MacOSX_X86_64 LibreOffice_project/0f794b6e29741098670a3b95d60478a65d05ef13</meta:generator>
  </office:meta>
</office:document-meta>
</file>